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7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1.018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98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2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font-name="Calibri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="none" style:vertical-align="middle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"/>
    </style:style>
    <style:style style:name="ce1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="0.06pt solid #000000" style:vertical-align="middle"/>
    </style:style>
    <style:style style:name="ce20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style:font-name="Calibri"/>
    </style:style>
    <style:style style:name="ce3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Calibri" fo:font-size="20pt" style:font-size-asian="20pt" style:font-size-complex="20pt"/>
    </style:style>
    <style:style style:name="ce4" style:family="table-cell" style:parent-style-name="Default">
      <style:table-cell-properties fo:border="none" style:vertical-align="middle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style:font-name="Calibri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font-name="Calibri"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order="0.06pt solid #000000" style:vertical-align="middle"/>
    </style:style>
    <style:style style:name="ce47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Calibri" fo:font-size="20pt" style:font-size-asian="20pt" style:font-size-complex="20pt"/>
    </style:style>
    <style:style style:name="ce48" style:family="table-cell" style:parent-style-name="Default">
      <style:table-cell-properties fo:border="none" style:vertical-align="middle"/>
    </style:style>
    <style:style style:name="ce49" style:family="table-cell" style:parent-style-name="Default">
      <style:text-properties style:font-name="Calibri"/>
    </style:style>
    <style:style style:name="ce50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/>
      <style:text-properties style:font-name="Calibri"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style:font-name="Calibri"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>
      <style:table-cell-properties fo:border="none" style:vertical-align="middle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Calibri" fo:font-size="12pt" style:font-size-asian="12pt" style:font-size-complex="12pt"/>
    </style:style>
    <style:style style:name="ce57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" fo:font-size="12pt" style:font-size-asian="12pt" style:font-size-complex="12pt"/>
    </style:style>
    <style:style style:name="ce59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2pt" style:font-size-asian="12pt" style:font-size-complex="12pt"/>
    </style:style>
    <style:style style:name="ce60" style:family="table-cell" style:parent-style-name="Default">
      <style:table-cell-properties fo:border-bottom="none" fo:border-left="0.06pt solid #000000" fo:border-right="0.06pt solid #000000" fo:border-top="none"/>
    </style:style>
    <style:style style:name="ce61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/>
    </style:style>
    <style:style style:name="ce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"/>
    </style:style>
    <style:style style:name="ce6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vertical-align="middle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49"/>
        <table:table-column table:style-name="co2" table:default-cell-style-name="ce49"/>
        <table:table-column table:style-name="co3" table:number-columns-repeated="5" table:default-cell-style-name="ce49"/>
        <table:table-column table:style-name="co1" table:number-columns-repeated="2" table:default-cell-style-name="ce49"/>
        <table:table-row table:style-name="ro1">
          <table:table-cell table:number-columns-repeated="3"/>
          <table:table-cell table:style-name="ce65" table:number-columns-repeated="5"/>
          <table:table-cell table:number-columns-repeated="2"/>
        </table:table-row>
        <table:table-row table:style-name="ro2">
          <table:table-cell table:style-name="ce45" office:value-type="string" calcext:value-type="string" table:number-columns-spanned="1" table:number-rows-spanned="19">
            <text:p>Statistiques descriptives</text:p>
          </table:table-cell>
          <table:table-cell table:style-name="ce50" office:value-type="string" calcext:value-type="string" table:number-columns-spanned="1" table:number-rows-spanned="9">
            <text:p>Toutes espèces</text:p>
          </table:table-cell>
          <table:table-cell table:style-name="ce56" office:value-type="string" calcext:value-type="string">
            <text:p>Répartition sur 1 carte des sites et de la fréquence d’échantillonnage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 office:value-type="string" calcext:value-type="string">
            <text:p>Nombre de sites échantillonnés (au total et par an)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 office:value-type="string" calcext:value-type="string">
            <text:p>Nombre de visites moyen par site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 office:value-type="string" calcext:value-type="string">
            <text:p>Nombre d’espèces échantillonnées (au total et par an)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 office:value-type="string" calcext:value-type="string">
            <text:p>Nombre d’observations (site et site x année) pour chaque espèce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8"/>
          <table:table-cell table:style-name="ce66" table:number-columns-repeated="5"/>
          <table:table-cell table:number-columns-repeated="2"/>
        </table:table-row>
        <table:table-row table:style-name="ro3">
          <table:covered-table-cell table:style-name="ce46"/>
          <table:table-cell table:style-name="ce52" office:value-type="string" calcext:value-type="string" table:number-columns-spanned="1" table:number-rows-spanned="10">
            <text:p>Espèce par espèce</text:p>
          </table:table-cell>
          <table:table-cell table:style-name="ce56" office:value-type="string" calcext:value-type="string">
            <text:p>Répartition sur 1 carte des sites où l’espèce a été vue </text:p>
            <text:p>(avec information d’abondance OU de fréquence d’échantillonnage)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 office:value-type="string" calcext:value-type="string">
            <text:p>Nombre de sites où l’espèce a été vue (au total et par an)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9" office:value-type="string" calcext:value-type="string">
            <text:p>Nombre d’observations de présence vs. Nombre d’observations d’absence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57" office:value-type="string" calcext:value-type="string">
            <text:p>Abondance/Activité totale par an </text:p>
          </table:table-cell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60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61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61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61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61"/>
          <table:table-cell table:style-name="ce66" table:number-columns-repeated="5"/>
          <table:table-cell table:number-columns-repeated="2"/>
        </table:table-row>
        <table:table-row table:style-name="ro2">
          <table:covered-table-cell table:style-name="ce46"/>
          <table:covered-table-cell table:style-name="ce51"/>
          <table:table-cell table:style-name="ce62"/>
          <table:table-cell table:style-name="ce66" table:number-columns-repeated="5"/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5">
          <table:table-cell table:style-name="ce47"/>
          <table:table-cell table:style-name="ce53" office:value-type="string" calcext:value-type="string" table:number-columns-spanned="1" table:number-rows-spanned="19">
            <text:p>Analyses du modèle</text:p>
          </table:table-cell>
          <table:table-cell table:style-name="ce56" office:value-type="string" calcext:value-type="string">
            <text:p>Espèce</text:p>
          </table:table-cell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57" office:value-type="string" calcext:value-type="string">
            <text:p>Formule</text:p>
          </table:table-cell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57" office:value-type="string" calcext:value-type="string">
            <text:p>Distribution et lien</text:p>
          </table:table-cell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57" office:value-type="string" calcext:value-type="string">
            <text:p>Convergence du modèle </text:p>
          </table:table-cell>
          <table:table-cell table:number-columns-repeated="7"/>
        </table:table-row>
        <table:table-row table:style-name="ro6">
          <table:table-cell table:style-name="ce48"/>
          <table:covered-table-cell table:style-name="ce54"/>
          <table:table-cell table:style-name="ce57" office:value-type="string" calcext:value-type="string">
            <text:p>Variables : </text:p>
            <text:p>- nom</text:p>
            <text:p>- type </text:p>
            <text:p>- si numérique, distribution des valeurs</text:p>
            <text:p>- si catégorielle, distribution dans les différentes catégories</text:p>
          </table:table-cell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57" office:value-type="string" calcext:value-type="string">
            <text:p>VIF : multicolinéarité des variables</text:p>
          </table:table-cell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57" office:value-type="string" calcext:value-type="string">
            <text:p>Summary : estimate / CI / pvalue pour les différentes variables</text:p>
          </table:table-cell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3" office:value-type="string" calcext:value-type="string">
            <text:p>Analyse des résidus (?)</text:p>
          </table:table-cell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1"/>
          <table:table-cell table:number-columns-repeated="7"/>
        </table:table-row>
        <table:table-row table:style-name="ro5">
          <table:table-cell table:style-name="ce48"/>
          <table:covered-table-cell table:style-name="ce55"/>
          <table:table-cell table:style-name="ce64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4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0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1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0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1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1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1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1"/>
          <table:table-cell table:number-columns-repeated="7"/>
        </table:table-row>
        <table:table-row table:style-name="ro5">
          <table:table-cell table:style-name="ce48"/>
          <table:covered-table-cell table:style-name="ce54"/>
          <table:table-cell table:style-name="ce62"/>
          <table:table-cell table:number-columns-repeated="7"/>
        </table:table-row>
        <table:table-row table:style-name="ro4" table:number-rows-repeated="1048534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6:11:59.9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7:50:01.879000000</meta:creation-date>
    <meta:editing-duration>P1DT2H27M12S</meta:editing-duration>
    <meta:editing-cycles>2</meta:editing-cycles>
    <meta:generator>LibreOffice/7.1.1.2$Windows_X86_64 LibreOffice_project/fe0b08f4af1bacafe4c7ecc87ce55bb426164676</meta:generator>
    <dc:date>2021-11-23T18:49:52.692000000</dc:date>
    <meta:document-statistic meta:table-count="1" meta:cell-count="21" meta:object-count="0"/>
  </office:meta>
</office:document-meta>
</file>